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" svg:font-family="'Times new'"/>
    <style:font-face style:name="arial" svg:font-family="arial" style:font-family-generic="swiss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arial" fo:font-size="12pt" officeooo:rsid="0015991c" officeooo:paragraph-rsid="0015991c" style:font-size-asian="12pt" style:font-size-complex="12pt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arial" fo:font-size="12pt" officeooo:paragraph-rsid="00172b9b" style:font-size-asian="12pt" style:font-size-complex="12pt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172b9b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18e6b5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19e05f"/>
    </style:style>
    <style:style style:name="T1" style:family="text">
      <style:text-properties officeooo:rsid="00172b9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2b9b" style:font-weight-asian="normal" style:font-weight-complex="normal"/>
    </style:style>
    <style:style style:name="T4" style:family="text">
      <style:text-properties fo:font-weight="normal" officeooo:rsid="0018e6b5" style:font-weight-asian="normal" style:font-weight-complex="normal"/>
    </style:style>
    <style:style style:name="T5" style:family="text">
      <style:text-properties fo:font-weight="normal" officeooo:rsid="0019e05f" style:font-weight-asian="normal" style:font-weight-complex="normal"/>
    </style:style>
    <style:style style:name="T6" style:family="text">
      <style:text-properties fo:font-weight="normal" officeooo:rsid="001b8e84" style:font-weight-asian="normal" style:font-weight-complex="normal"/>
    </style:style>
    <style:style style:name="T7" style:family="text">
      <style:text-properties style:font-name="arial" fo:font-weight="normal" officeooo:rsid="00172b9b" style:font-weight-asian="normal" style:font-weight-complex="normal"/>
    </style:style>
    <style:style style:name="T8" style:family="text">
      <style:text-properties style:font-name="arial" fo:font-weight="normal" officeooo:rsid="0018e6b5" style:font-weight-asian="normal" style:font-weight-complex="normal"/>
    </style:style>
    <style:style style:name="T9" style:family="text">
      <style:text-properties style:font-name="arial" fo:font-weight="normal" officeooo:rsid="001b8e84" style:font-weight-asian="normal" style:font-weight-complex="normal"/>
    </style:style>
    <style:style style:name="T10" style:family="text">
      <style:text-properties style:font-name="arial" fo:font-weight="normal" officeooo:rsid="0019e05f" style:font-weight-asian="normal" style:font-weight-complex="normal"/>
    </style:style>
    <style:style style:name="T11" style:family="text">
      <style:text-properties style:font-name="arial" fo:font-size="12pt" fo:font-weight="normal" officeooo:rsid="00172b9b" style:font-size-asian="12pt" style:font-weight-asian="normal" style:font-size-complex="12pt" style:font-weight-complex="normal"/>
    </style:style>
    <style:style style:name="T12" style:family="text">
      <style:text-properties style:font-name="arial" fo:font-size="12pt" fo:font-weight="normal" officeooo:rsid="0018e6b5" style:font-size-asian="12pt" style:font-weight-asian="normal" style:font-size-complex="12pt" style:font-weight-complex="normal"/>
    </style:style>
    <style:style style:name="T13" style:family="text">
      <style:text-properties style:font-name="arial" fo:font-size="12pt" fo:font-weight="normal" officeooo:rsid="001b8e84" style:font-size-asian="12pt" style:font-weight-asian="normal" style:font-size-complex="12pt" style:font-weight-complex="normal"/>
    </style:style>
    <style:style style:name="T14" style:family="text">
      <style:text-properties style:font-name="arial" fo:font-size="12pt" fo:font-weight="normal" officeooo:rsid="0019e05f" style:font-size-asian="12pt" style:font-weight-asian="normal" style:font-size-complex="12pt" style:font-weight-complex="normal"/>
    </style:style>
    <style:style style:name="T15" style:family="text">
      <style:text-properties style:font-name="Times new" fo:font-weight="normal" officeooo:rsid="00172b9b" style:font-weight-asian="normal" style:font-weight-complex="normal"/>
    </style:style>
    <style:style style:name="T16" style:family="text">
      <style:text-properties style:font-name="Times new" fo:font-weight="normal" officeooo:rsid="0018e6b5" style:font-weight-asian="normal" style:font-weight-complex="normal"/>
    </style:style>
    <style:style style:name="T17" style:family="text">
      <style:text-properties style:font-name="Times new" fo:font-weight="normal" officeooo:rsid="001b8e84" style:font-weight-asian="normal" style:font-weight-complex="normal"/>
    </style:style>
    <style:style style:name="T18" style:family="text">
      <style:text-properties style:font-name="Times new" fo:font-weight="normal" officeooo:rsid="0019e05f" style:font-weight-asian="normal" style:font-weight-complex="normal"/>
    </style:style>
    <style:style style:name="T19" style:family="text">
      <style:text-properties style:font-name="Times New Roman" fo:font-weight="normal" officeooo:rsid="00172b9b" style:font-weight-asian="normal" style:font-weight-complex="normal"/>
    </style:style>
    <style:style style:name="T20" style:family="text">
      <style:text-properties style:font-name="Times New Roman" fo:font-weight="normal" officeooo:rsid="0018e6b5" style:font-weight-asian="normal" style:font-weight-complex="normal"/>
    </style:style>
    <style:style style:name="T21" style:family="text">
      <style:text-properties style:font-name="Times New Roman" fo:font-weight="normal" officeooo:rsid="001b8e84" style:font-weight-asian="normal" style:font-weight-complex="normal"/>
    </style:style>
    <style:style style:name="T22" style:family="text">
      <style:text-properties style:font-name="Times New Roman" fo:font-weight="normal" officeooo:rsid="0019e05f" style:font-weight-asian="normal" style:font-weight-complex="normal"/>
    </style:style>
    <style:style style:name="T23" style:family="text">
      <style:text-properties style:font-name="Times New Roman" fo:font-size="13pt" fo:font-weight="normal" officeooo:rsid="00172b9b" style:font-size-asian="13pt" style:font-weight-asian="normal" style:font-size-complex="13pt" style:font-weight-complex="normal"/>
    </style:style>
    <style:style style:name="T24" style:family="text">
      <style:text-properties style:font-name="Times New Roman" fo:font-size="13pt" fo:font-weight="normal" officeooo:rsid="0018e6b5" style:font-size-asian="13pt" style:font-weight-asian="normal" style:font-size-complex="13pt" style:font-weight-complex="normal"/>
    </style:style>
    <style:style style:name="T25" style:family="text">
      <style:text-properties style:font-name="Times New Roman" fo:font-size="13pt" fo:font-weight="normal" officeooo:rsid="001b8e84" style:font-size-asian="13pt" style:font-weight-asian="normal" style:font-size-complex="13pt" style:font-weight-complex="normal"/>
    </style:style>
    <style:style style:name="T26" style:family="text">
      <style:text-properties style:font-name="Times New Roman" fo:font-size="13pt" fo:font-weight="normal" officeooo:rsid="0019e05f" style:font-size-asian="13pt" style:font-weight-asian="normal" style:font-size-complex="13pt" style:font-weight-complex="normal"/>
    </style:style>
    <style:style style:name="T27" style:family="text">
      <style:text-properties style:font-name="Times New Roman" fo:font-size="12pt" fo:font-weight="normal" officeooo:rsid="00172b9b" style:font-size-asian="12pt" style:font-weight-asian="normal" style:font-size-complex="12pt" style:font-weight-complex="normal"/>
    </style:style>
    <style:style style:name="T28" style:family="text">
      <style:text-properties style:font-name="Times New Roman" fo:font-size="12pt" fo:font-weight="normal" officeooo:rsid="0018e6b5" style:font-size-asian="12pt" style:font-weight-asian="normal" style:font-size-complex="12pt" style:font-weight-complex="normal"/>
    </style:style>
    <style:style style:name="T29" style:family="text">
      <style:text-properties style:font-name="Times New Roman" fo:font-size="12pt" fo:font-weight="normal" officeooo:rsid="001b8e84" style:font-size-asian="12pt" style:font-weight-asian="normal" style:font-size-complex="12pt" style:font-weight-complex="normal"/>
    </style:style>
    <style:style style:name="T30" style:family="text">
      <style:text-properties style:font-name="Times New Roman" fo:font-size="12pt" fo:font-weight="normal" officeooo:rsid="0019e05f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172b9b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18e6b5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1b8e84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19e05f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O BI é muito utilizado para coletar e interpretar dados com a interação softwares específicos, quando falamos da interpretação de dados, é saber que tipo de dados iremos trabalhar ao longo dessa analise.</text:p>
      <text:p text:style-name="P1"><text:tab/>Manter reunida e organizada uma grande quantidade de informações, não é uma tarefa tão simples, o objetivo é tonar os dados qualificados para que possamos ter uma interpretação adequada das informações.</text:p>
      <text:p text:style-name="P1"><text:tab/>Os pilares do BI são, o armazenamento, extração de dados, relatórios e consultas, analise de dados, painel de interação e a visualização dos dados.</text:p>
      <text:p text:style-name="P1">Podemos destacar inúmeros itens que são importante no momento da implementação do BI em uma empresa, porem não podemos deixar de informar que os dados são muito importante para o resultado de uma determinada informação, <text:span text:style-name="T1">ou pesquisa.</text:span></text:p>
      <text:p text:style-name="P2"><text:span text:style-name="T1">Entender claramente o tipo de dado que vamos trabalhar é certamente escolher a ferramenta ideal para trabalhar com essas i</text:span><text:span text:style-name="T3">nformações, lidar com cautela na escolha do software é muito importante, algumas empresas faz o uso do </text:span><text:span text:style-name="T2">briefing pré-definido, </text:span><text:span text:style-name="T3">para analisar e ter a certeza do uso da ferramenta ideal.</text:span></text:p>
      <text:p text:style-name="P3"><text:span text:style-name="T11">Quando o assunto se tratar de </text:span><text:span text:style-name="Strong_20_Emphasis"><text:span text:style-name="T11">KPIs, ou nos indicadores de desempenho, falaremos do item mais importante da empresa, números e dados estarão ligados diretamente aos objetivos em que a empresa esta inclinada.</text:span></text:span></text:p>
      <text:p text:style-name="P3"><text:span text:style-name="Strong_20_Emphasis"><text:span text:style-name="T11">O objetivo é entender o KPI da empresa, sem faltar nenhuma informação, analisando os dados de acordo com que a informação é disponibilizada, compreender os dados de venda, métricas de atendimento, ou em outras medidas especificas.</text:span></text:span></text:p>
      <text:p text:style-name="P3"><text:span text:style-name="Strong_20_Emphasis"><text:span text:style-name="T11">Compreender o KPI da empresa primeiro para assim depois fazermos o uso do BI para analise dos resultados que serão gerados.</text:span></text:span></text:p>
      <text:p text:style-name="P4"><text:span text:style-name="Strong_20_Emphasis"><text:span text:style-name="T12">A organização dos dados é um dos itens mais importante para implementar o BI, manter a estruturação dos dados em um lugar onde o seu gerenciamento possa ser possível, </text:span></text:span><text:span text:style-name="Strong_20_Emphasis"><text:span text:style-name="T13">tanto</text:span></text:span><text:span text:style-name="Strong_20_Emphasis"><text:span text:style-name="T12"> em dados relacionais ou não relacionais, fazer o uso de soluções muito mais </text:span></text:span><text:span text:style-name="Strong_20_Emphasis"><text:span text:style-name="T13">complexas</text:span></text:span><text:span text:style-name="Strong_20_Emphasis"><text:span text:style-name="T12"> que esta disponível no mercado de trabalho.</text:span></text:span></text:p>
      <text:p text:style-name="P4"><text:span text:style-name="Strong_20_Emphasis"><text:span text:style-name="T12">A verdade é que precisamos ter um planejamento nos dados que vamos trabalhar, se essa etapa não acontecer, será impossível trabalhar com essa inteligencia de negocio, o objetivo é termais mais estrategias de uma forma organizada.</text:span></text:span></text:p>
      <text:p text:style-name="P5"><text:soft-page-break/><text:span text:style-name="Strong_20_Emphasis"><text:span text:style-name="T14">A organização da empresa é um fator muito importante para que possamos deixar todas as equipes unida, o envolvimento das equipes no projeto vai depender de como a empresa cultiva o seu modelo organizacional.</text:span></text:span></text:p>
      <text:p text:style-name="P5"><text:span text:style-name="Strong_20_Emphasis"><text:span text:style-name="T14">O objetivo é que todos possam ter acesso as informações e que a implementação do BI tenha mais pontos de estrategias para todos os envolvidos.</text:span></text:span></text:p>
      <text:p text:style-name="P5"><text:span text:style-name="Strong_20_Emphasis"><text:span text:style-name="T14">Um item muito importante que não podemos deixar de destacar é a definição de metas que precisa acompanhar o projeto.</text:span></text:span></text:p>
      <text:p text:style-name="P5"><text:span text:style-name="Strong_20_Emphasis"><text:span text:style-name="T14">Antes mesmo de iniciarmos a implementação, precisamos descrever o que sera medido desde o inicio ate o termino do projeto, quem precisara desses dados e como as pessoas responsáveis visualizaram os dados e onde e como será feita essa analise.</text:span></text:span></text:p>
      <text:p text:style-name="P5"><text:span text:style-name="Strong_20_Emphasis"><text:span text:style-name="T14"/></text:span></text:p>
      <text:p text:style-name="P3"><text:span text:style-name="Strong_20_Emphasis"><text:span text:style-name="T11"/>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" svg:font-family="'Times new'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8:49:49.616389550</meta:creation-date>
    <dc:date>2022-11-28T19:57:31.561678635</dc:date>
    <meta:editing-duration>PT28M44S</meta:editing-duration>
    <meta:editing-cycles>5</meta:editing-cycles>
    <meta:generator>LibreOffice/7.3.6.2$Linux_X86_64 LibreOffice_project/30$Build-2</meta:generator>
    <meta:document-statistic meta:table-count="0" meta:image-count="0" meta:object-count="0" meta:page-count="2" meta:paragraph-count="14" meta:word-count="470" meta:character-count="2889" meta:non-whitespace-character-count="2430"/>
  </office:meta>
</office:document-meta>
</file>